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'Liberation Sans'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00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000099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99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color="#000099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color="#0000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00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00000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fo:font-size="12pt" fo:language="bg" fo:country="BG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style:font-name="JetBrains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fo:color="#000000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fo:color="#232629" style:font-name="apple-system" fo:font-size="11.25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232629" style:font-name="var ff-mono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ff" style:font-name="apple-system1" fo:font-size="10.5pt" fo:letter-spacing="normal" fo:font-style="normal" style:text-underline-style="solid" style:text-underline-width="auto" style:text-underline-color="font-color" fo:font-weight="normal" fo:background-color="#f6f8fa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0cc00" fo:font-size="14pt" fo:language="en" fo:country="US" fo:font-weight="normal" style:font-size-asian="14pt" style:font-weight-asian="normal" style:font-size-complex="14pt" style:font-weight-complex="normal"/>
    </style:style>
    <style:style style:name="T30" style:family="text">
      <style:text-properties fo:color="#00cc00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cc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color="#00cc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color="#0000cc"/>
    </style:style>
    <style:style style:name="T34" style:family="text">
      <style:text-properties fo:color="#0000cc" fo:font-style="italic" style:font-style-asian="italic" style:font-style-complex="italic"/>
    </style:style>
    <style:style style:name="T35" style:family="text">
      <style:text-properties fo:color="#0000cc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color="#0000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0000ff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63"/></text:span><text:span text:style-name="T2">Docker</text:span></text:p>
      <text:p text:style-name="Standard"><text:span text:style-name="T2"/></text:p>
      <text:p text:style-name="Standard"><text:span text:style-name="T8"><text:s text:c="3"/>*Docker images </text:span><text:span text:style-name="T9">creation:</text:span></text:p>
      <text:p text:style-name="Standard"><text:span text:style-name="T9"><text:s text:c="3"/>-</text:span><text:span text:style-name="T5"> Buld </text:span><text:span text:style-name="T9">maven in same directory: </text:span><text:span text:style-name="T5">mvn clean install </text:span><text:span text:style-name="T12">In order to create </text:span><text:span text:style-name="T21">0.0.1-SNAPSHOT.jar which we use in Dockerfile</text:span></text:p>
      <text:p text:style-name="Standard"><text:span text:style-name="T12"/></text:p>
      <text:p text:style-name="Standard"><text:span text:style-name="T9"><text:s text:c="3"/></text:span><text:span text:style-name="T29">- Generate DockerFile</text:span><text:span text:style-name="T16"> (file without extension, can create it from intelegi) </text:span><text:span text:style-name="T12">and</text:span><text:span text:style-name="T13"> must be </text:span><text:span text:style-name="T12">in <text:s/></text:span></text:p>
      <text:p text:style-name="Standard"><text:span text:style-name="T12"><text:s/>same directory with</text:span><text:span text:style-name="T13"> pom.xml. I</text:span><text:span text:style-name="T12">nside the file we describe our configurations.</text:span><text:span text:style-name="T26">The <text:s/>name of docker files has no extension, it's just Dockerfile</text:span><text:span text:style-name="Source_20_Text"><text:span text:style-name="T27"> </text:span></text:span><text:span text:style-name="T26">with capital D and small f</text:span></text:p>
      <text:p text:style-name="Standard"><text:span text:style-name="T12"/></text:p>
      <text:p text:style-name="Standard"><text:span text:style-name="T12"><text:s text:c="4"/></text:span><text:span text:style-name="T30"><text:s/>-Commands:</text:span><text:span text:style-name="T16">(Open cmd. on same directory where our pom.xml/dockerFile is) </text:span></text:p>
      <text:p text:style-name="Standard"><text:span text:style-name="T16"><text:s text:c="6"/>Create Docker image:</text:span></text:p>
      <text:p text:style-name="Standard"><text:span text:style-name="T9"><text:s text:c="4"/></text:span><text:span text:style-name="T10"><text:s/></text:span><text:span text:style-name="T3">docker build . -t bank-system-accounts.image</text:span><text:span text:style-name="T10"> (with </text:span><text:span text:style-name="T4">-t </text:span><text:span text:style-name="T10">we give name to our image)</text:span></text:p>
      <text:p text:style-name="Standard"><text:span text:style-name="T10"><text:s text:c="4"/></text:span></text:p>
      <text:p text:style-name="Standard"><text:span text:style-name="T10"><text:s text:c="4"/>-Others</text:span></text:p>
      <text:p text:style-name="Standard"><text:span text:style-name="T10"><text:s text:c="3"/></text:span><text:span text:style-name="T3"><text:s/>docker images</text:span><text:span text:style-name="T11"> ;</text:span><text:span text:style-name="T4"> <text:s/></text:span><text:span text:style-name="T3">docker ps</text:span><text:span text:style-name="T10"> </text:span><text:span text:style-name="T18">(кой точно докер контейнер работи)</text:span><text:span text:style-name="T11"> ; </text:span><text:span text:style-name="T3">docker inspect </text:span><text:span text:style-name="T16">(Image ID)</text:span><text:span text:style-name="T11">; </text:span><text:span text:style-name="T18"><text:s/></text:span><text:span text:style-name="T3">docker -f logs </text:span><text:span text:style-name="T11"><text:s/></text:span><text:span text:style-name="T16">(Image ID)</text:span><text:span text:style-name="T11">; </text:span><text:span text:style-name="T18"><text:s/></text:span><text:span text:style-name="T3">docker stop</text:span><text:span text:style-name="T11"> <text:s/></text:span><text:span text:style-name="T16">(Image ID)</text:span><text:span text:style-name="T11">; </text:span><text:span text:style-name="T18"><text:s/></text:span><text:span text:style-name="T3">docker images</text:span><text:span text:style-name="T11"> </text:span></text:p>
      <text:p text:style-name="Standard"><text:span text:style-name="T3"/></text:p>
      <text:p text:style-name="Standard"><text:span text:style-name="T10"><text:s text:c="4"/></text:span><text:span text:style-name="T31">*Docker running</text:span><text:span text:style-name="T32">:</text:span></text:p>
      <text:p text:style-name="Standard"><text:span text:style-name="T3"><text:s text:c="5"/>'docker run -p 8080:8080 bank-system-accounts-image' </text:span><text:span text:style-name="T18">(с </text:span><text:span text:style-name="T19">-</text:span><text:span text:style-name="T17">p</text:span><text:span text:style-name="T16"> </text:span><text:span text:style-name="T18">му задаваме портове, <text:s text:c="2"/></text:span><text:span text:style-name="T19">порта трябва да е същият като в </text:span><text:span text:style-name="T17">application.properties</text:span><text:span text:style-name="T18">)</text:span></text:p>
      <text:p text:style-name="Standard"><text:span text:style-name="T3"><text:s text:c="4"/>'docker run -p </text:span><text:span text:style-name="T14">8181: </text:span><text:span text:style-name="T3">8080 bank-system-accounts-image' </text:span><text:span text:style-name="T18">(много лесно само зрез промяна на порта който е за достъпване (</text:span><text:span text:style-name="T16">outside word</text:span><text:span text:style-name="T18">) създавам нова инстация на </text:span><text:span text:style-name="T16">docker</text:span><text:span text:style-name="T18">) Така всеки контейнер работи в собствена изолирана среда!</text:span></text:p>
      <text:p text:style-name="Standard"><text:span text:style-name="T18"/></text:p>
      <text:p text:style-name="Standard"><text:span text:style-name="T18"><text:s/></text:span><text:span text:style-name="T31">*Build Packs</text:span><text:span text:style-name="T11"> (</text:span><text:span text:style-name="T10">Hiroku</text:span><text:span text:style-name="T11">)</text:span><text:span text:style-name="T10">: To avoid longest approach of creating Docker <text:s/>image/container spring provide us Hiroku/Pivotal. They will create image and I wont worry about docker file and configurations</text:span></text:p>
      <text:p text:style-name="Standard"><text:span text:style-name="T10"/></text:p>
      <text:p text:style-name="Standard"><text:span text:style-name="T10"><text:s text:c="3"/>-Add this in</text:span><text:span text:style-name="T11"> pom.xml</text:span></text:p>
      <text:p text:style-name="Standard">&lt;build&gt;</text:p>
      <text:p text:style-name="Standard"><text:tab/><text:tab/>&lt;plugins&gt;</text:p>
      <text:p text:style-name="Standard"><text:tab/><text:tab/><text:tab/>&lt;plugin&gt;</text:p>
      <text:p text:style-name="Standard"><text:tab/><text:tab/><text:tab/><text:tab/>&lt;groupId&gt;org.springframework.boot&lt;/groupId&gt;</text:p>
      <text:p text:style-name="Standard"><text:tab/><text:tab/><text:tab/><text:tab/><text:span text:style-name="T25">&lt;artifactId&gt;spring-boot-maven-plugin&lt;/artifactId&gt;</text:span></text:p>
      <text:p text:style-name="Standard"><text:tab/><text:tab/><text:tab/><text:tab/>&lt;configuration&gt;</text:p>
      <text:p text:style-name="Standard"><text:tab/><text:tab/><text:tab/><text:tab/><text:tab/><text:span text:style-name="T25">&lt;image&gt;</text:span></text:p>
      <text:p text:style-name="P2"><text:tab/><text:tab/><text:tab/><text:tab/><text:tab/><text:tab/>&lt;name&gt;</text:p>
      <text:p text:style-name="P2"><text:span text:style-name="T1"><text:s text:c="75"/>bank-system-img</text:span>/${project.artifactId}</text:p>
      <text:p text:style-name="P2"><text:s text:c="70"/>&lt;/name&gt;</text:p>
      <text:p text:style-name="P2"><text:tab/><text:tab/><text:tab/><text:tab/><text:tab/>&lt;/image&gt;</text:p>
      <text:p text:style-name="Standard"><text:tab/><text:tab/><text:tab/><text:tab/>&lt;/configuration&gt;</text:p>
      <text:p text:style-name="Standard"><text:tab/><text:tab/><text:tab/>&lt;/plugin&gt;</text:p>
      <text:p text:style-name="Standard"><text:tab/><text:tab/>&lt;/plugins&gt;</text:p>
      <text:p text:style-name="Standard">&lt;/build&gt;</text:p>
      <text:p text:style-name="P1"/>
      <text:p text:style-name="P1"><text:soft-page-break/>-RUN in cmd: <text:span text:style-name="T33"><text:s/>mvn spring-boot:build-image </text:span><text:span text:style-name="T34"><text:s/></text:span><text:span text:style-name="T22">Automatically generate docker image. After that we continue with running container:</text:span><text:span text:style-name="T6"> </text:span><text:span text:style-name="T7">docker run -p </text:span><text:span text:style-name="T20">8282</text:span><text:span text:style-name="T18">: </text:span><text:span text:style-name="T7">8080 bank-system-loans-image</text:span></text:p>
      <text:p text:style-name="P1"><text:span text:style-name="T7"/></text:p>
      <text:p text:style-name="P1"><text:span text:style-name="T15">-Docker HUB remote repository for our dockers. PULL/PUSH</text:span></text:p>
      <text:p text:style-name="P1"><text:span text:style-name="T15"/></text:p>
      <text:p text:style-name="Standard"><text:span text:style-name="T10"><text:s/></text:span><text:span text:style-name="T31">*Docker Compose: </text:span><text:span text:style-name="T10">Tool which share multiple container </text:span></text:p>
      <text:p text:style-name="Standard"><text:span text:style-name="T10"/></text:p>
      <text:p text:style-name="P1"><text:span text:style-name="T15"><text:s/>Check Docker compose version:</text:span><text:span text:style-name="T37"> </text:span><text:span text:style-name="T38">docker-compose –version</text:span></text:p>
      <text:p text:style-name="P1"><text:span text:style-name="T38"/></text:p>
      <text:p text:style-name="P1"><text:span text:style-name="T15"><text:s/>Compose Configuration in </text:span><text:a xlink:type="simple" xlink:href="https://github.com/eazybytes/microservices-with-spring-sectionwise-code/blob/master/section5/accounts/docker-compose.yml" text:style-name="Internet_20_link" text:visited-style-name="Visited_20_Internet_20_Link"><text:span text:style-name="T28">docker-compose.yml</text:span></text:a><text:span text:style-name="T36"> </text:span><text:span text:style-name="T24">(създава се в директорията на </text:span><text:span text:style-name="T23">pom.xml</text:span><text:span text:style-name="T24">)</text:span></text:p>
      <text:p text:style-name="P1"><text:span text:style-name="T24"/></text:p>
      <text:p text:style-name="P1"><text:span text:style-name="T15"><text:s/>The content from </text:span><text:a xlink:type="simple" xlink:href="https://github.com/eazybytes/microservices-with-spring-sectionwise-code/blob/master/section5/accounts/docker-compose.yml" text:style-name="Internet_20_link" text:visited-style-name="Visited_20_Internet_20_Link">docker-compose.yml</text:a><text:span text:style-name="T28"> </text:span><text:span text:style-name="T15"><text:s/>is described here: </text:span><text:a xlink:type="simple" xlink:href="https://github.com/eazybytes/microservices-with-spring-sectionwise-code/tree/master/section5" text:style-name="Internet_20_link" text:visited-style-name="Visited_20_Internet_20_Link"><text:span text:style-name="T35">https://github.com/eazybytes/microservices-with-spring-sectionwise-code/tree/master/section5</text:span></text:a></text:p>
      <text:p text:style-name="P1"><text:span text:style-name="T35"/></text:p>
      <text:p text:style-name="P1"><text:span text:style-name="T35"><text:s/></text:span><text:span text:style-name="T14"><text:s/>R</text:span><text:span text:style-name="T15">un all images with compose: </text:span><text:span text:style-name="T38">docker-compose up <text:s/></text:span><text:span text:style-name="T15">Stop: </text:span><text:span text:style-name="T38">docker-compose stop</text:span></text:p>
      <text:p text:style-name="P1"><text:span text:style-name="T2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'Liberation Sans'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5M1S</meta:editing-duration>
    <meta:editing-cycles>13</meta:editing-cycles>
    <meta:generator>OpenOffice/4.1.10$Win32 OpenOffice.org_project/4110m2$Build-9807</meta:generator>
    <dc:date>2021-11-05T16:55:58.38</dc:date>
    <dc:creator>alex alex</dc:creator>
    <meta:document-statistic meta:table-count="0" meta:image-count="0" meta:object-count="0" meta:page-count="2" meta:paragraph-count="40" meta:word-count="287" meta:character-count="2556"/>
    <meta:user-defined meta:name="Info 1"/>
    <meta:user-defined meta:name="Info 2"/>
    <meta:user-defined meta:name="Info 3"/>
    <meta:user-defined meta:name="Info 4"/>
  </office:meta>
</office:document-meta>
</file>